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55308d" draw:marker-start-width="0.321cm" draw:marker-end-width="0.321cm" draw:fill="solid" draw:fill-color="#cccccc" draw:textarea-horizontal-align="justify" draw:textarea-vertical-align="middle" draw:auto-grow-height="false" fo:min-height="2.29cm" fo:min-width="2.675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81cm" svg:stroke-color="#55308d" draw:marker-start-width="0.322cm" draw:marker-end-width="0.322cm" draw:fill="solid" draw:fill-color="#cccccc" draw:textarea-horizontal-align="justify" draw:textarea-vertical-align="middle" draw:auto-grow-height="false" fo:min-height="2.208cm" fo:min-width="4.498cm" fo:padding-top="0.166cm" fo:padding-bottom="0.166cm" fo:padding-left="0.291cm" fo:padding-right="0.291cm" loext:decorative="false"/>
    </style:style>
    <style:style style:name="gr3" style:family="graphic" style:parent-style-name="standard">
      <style:graphic-properties svg:stroke-width="0.081cm" svg:stroke-color="#55308d" draw:marker-start-width="0.322cm" draw:marker-end-width="0.322cm" draw:fill="solid" draw:fill-color="#cccccc" draw:textarea-horizontal-align="justify" draw:textarea-vertical-align="middle" draw:auto-grow-height="false" fo:min-height="1.338cm" fo:min-width="2.992cm" fo:padding-top="0.166cm" fo:padding-bottom="0.166cm" fo:padding-left="0.291cm" fo:padding-right="0.291cm" loext:decorative="false"/>
    </style:style>
    <style:style style:name="gr4" style:family="graphic" style:parent-style-name="standard">
      <style:graphic-properties svg:stroke-width="0.081cm" svg:stroke-color="#55308d" draw:marker-start-width="0.322cm" draw:marker-end-width="0.322cm" draw:fill="solid" draw:fill-color="#cccccc" draw:textarea-horizontal-align="justify" draw:textarea-vertical-align="middle" draw:auto-grow-height="false" fo:min-height="5.383cm" fo:min-width="2.911cm" fo:padding-top="0.166cm" fo:padding-bottom="0.166cm" fo:padding-left="0.291cm" fo:padding-right="0.291cm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55308d" draw:marker-start-width="0.322cm" draw:marker-end-width="0.322cm" draw:fill="solid" draw:fill-color="#cccccc" draw:textarea-horizontal-align="justify" draw:textarea-vertical-align="middle" draw:auto-grow-height="false" fo:min-height="6.1cm" fo:min-width="9.978cm" fo:padding-top="0.166cm" fo:padding-bottom="0.166cm" fo:padding-left="0.291cm" fo:padding-right="0.291cm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55308d" draw:marker-start-width="0.322cm" draw:marker-end-width="0.322cm" draw:fill="solid" draw:fill-color="#cccccc" draw:textarea-horizontal-align="justify" draw:textarea-vertical-align="middle" draw:auto-grow-height="false" fo:min-height="15.307cm" fo:min-width="2.04cm" fo:padding-top="0.166cm" fo:padding-bottom="0.166cm" fo:padding-left="0.291cm" fo:padding-right="0.291cm" loext:decorative="false"/>
      <style:paragraph-properties style:writing-mode="lr-tb"/>
    </style:style>
    <style:style style:name="gr7" style:family="graphic" style:parent-style-name="standard">
      <style:graphic-properties svg:stroke-width="0.081cm" svg:stroke-color="#55308d" draw:marker-start-width="0.321cm" draw:marker-end-width="0.321cm" draw:fill="solid" draw:fill-color="#cccccc" draw:textarea-horizontal-align="justify" draw:textarea-vertical-align="middle" draw:auto-grow-height="false" fo:min-height="1.257cm" fo:min-width="4.183cm" fo:padding-top="0.165cm" fo:padding-bottom="0.165cm" fo:padding-left="0.29cm" fo:padding-right="0.2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svg:stroke-width="0.081cm" svg:stroke-color="#55308d" draw:marker-start-width="0.321cm" draw:marker-end-width="0.321cm" draw:fill="solid" draw:fill-color="#cccccc" draw:textarea-horizontal-align="justify" draw:textarea-vertical-align="middle" draw:auto-grow-height="false" fo:min-height="1.655cm" fo:min-width="10.612cm" fo:padding-top="0.165cm" fo:padding-bottom="0.165cm" fo:padding-left="0.29cm" fo:padding-right="0.29cm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55308d" draw:marker-start-width="0.321cm" draw:marker-end-width="0.321cm" draw:fill="solid" draw:fill-color="#cccccc" draw:textarea-horizontal-align="justify" draw:textarea-vertical-align="middle" draw:auto-grow-height="false" fo:min-height="2.29cm" fo:min-width="2.04cm" fo:padding-top="0.165cm" fo:padding-bottom="0.165cm" fo:padding-left="0.29cm" fo:padding-right="0.29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55308d" draw:marker-start-width="0.321cm" draw:marker-end-width="0.321cm" draw:fill="solid" draw:fill-color="#cccccc" draw:textarea-horizontal-align="justify" draw:textarea-vertical-align="middle" draw:auto-grow-height="false" fo:min-height="6.417cm" fo:min-width="2.675cm" fo:padding-top="0.165cm" fo:padding-bottom="0.165cm" fo:padding-left="0.29cm" fo:padding-right="0.29cm" loext:decorative="false"/>
      <style:paragraph-properties style:writing-mode="lr-tb"/>
    </style:style>
    <style:style style:name="gr13" style:family="graphic" style:parent-style-name="objectwithoutfill">
      <style:graphic-properties svg:stroke-width="0.081cm" svg:stroke-color="#ff0000" draw:marker-start-width="0.321cm" draw:marker-end-width="0.321cm" draw:fill="none" draw:fill-color="#cccccc" draw:textarea-vertical-align="middle" fo:padding-top="0.165cm" fo:padding-bottom="0.165cm" fo:padding-left="0.29cm" fo:padding-right="0.29cm" loext:decorative="false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cccccc" draw:textarea-vertical-align="middle" fo:padding-top="0.165cm" fo:padding-bottom="0.165cm" fo:padding-left="0.29cm" fo:padding-right="0.29cm" loext:decorative="false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solid" draw:fill-color="#cccccc" draw:textarea-vertical-align="middle" fo:padding-top="0.165cm" fo:padding-bottom="0.165cm" fo:padding-left="0.29cm" fo:padding-right="0.29cm" loext:decorative="false"/>
    </style:style>
    <style:style style:name="gr16" style:family="graphic" style:parent-style-name="standard">
      <style:graphic-properties svg:stroke-width="0.081cm" svg:stroke-color="#666666" draw:marker-start-width="0.321cm" draw:marker-end-width="0.321cm" draw:fill="solid" draw:fill-color="#cccccc" draw:textarea-vertical-align="middle" fo:padding-top="0.165cm" fo:padding-bottom="0.165cm" fo:padding-left="0.29cm" fo:padding-right="0.29cm" loext:decorative="false"/>
    </style:style>
    <style:style style:name="gr17" style:family="graphic" style:parent-style-name="standard">
      <style:graphic-properties svg:stroke-width="0.081cm" svg:stroke-color="#ff8000" draw:marker-start-width="0.321cm" draw:marker-end-width="0.321cm" draw:fill="solid" draw:fill-color="#cccccc" draw:textarea-vertical-align="middle" fo:padding-top="0.165cm" fo:padding-bottom="0.165cm" fo:padding-left="0.29cm" fo:padding-right="0.29cm" loext:decorative="false"/>
    </style:style>
    <style:style style:name="gr18" style:family="graphic" style:parent-style-name="standard">
      <style:graphic-properties svg:stroke-width="0.081cm" svg:stroke-color="#3a1a0f" draw:marker-start-width="0.321cm" draw:marker-end-width="0.321cm" draw:fill="solid" draw:fill-color="#cccccc" draw:textarea-vertical-align="middle" fo:padding-top="0.165cm" fo:padding-bottom="0.165cm" fo:padding-left="0.29cm" fo:padding-right="0.29cm" loext:decorative="false"/>
    </style:style>
    <style:style style:name="gr19" style:family="graphic" style:parent-style-name="standard">
      <style:graphic-properties svg:stroke-width="1.21cm" svg:stroke-color="#b4c7dc" draw:marker-start-width="2.004cm" draw:marker-end-width="2.004cm" draw:fill="solid" draw:fill-color="#cccccc" draw:textarea-vertical-align="middle" fo:padding-top="0.719cm" fo:padding-bottom="0.719cm" fo:padding-left="0.844cm" fo:padding-right="0.844cm" loext:decorative="false"/>
    </style:style>
    <style:style style:name="gr20" style:family="graphic" style:parent-style-name="standard">
      <style:graphic-properties svg:stroke-width="0.081cm" svg:stroke-color="#55308d" draw:marker-start-width="0.321cm" draw:marker-end-width="0.321cm" draw:fill="solid" draw:fill-color="#cccccc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  <style:text-properties style:font-name="Adwaita Mono" fo:font-size="12pt" style:font-size-asian="12pt" style:font-size-complex="12pt"/>
    </style:style>
    <style:style style:name="P3" style:family="paragraph">
      <loext:graphic-properties draw:fill="solid" draw:fill-color="#cccccc"/>
      <style:paragraph-properties fo:text-align="center"/>
      <style:text-properties style:font-name="Adwaita Mono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loext:opacity="100%" style:font-name="Adwaita Mono" fo:font-size="12pt"/>
    </style:style>
    <style:style style:name="P6" style:family="paragraph">
      <loext:graphic-properties draw:fill="none" draw:fill-color="#ffffff"/>
      <style:paragraph-properties fo:text-align="center"/>
      <style:text-properties fo:color="#000000" loext:opacity="100%" style:font-name="Adwaita Mono" fo:font-size="12pt"/>
    </style:style>
    <style:style style:name="P7" style:family="paragraph">
      <loext:graphic-properties draw:fill="none" draw:fill-color="#ffffff"/>
      <style:text-properties fo:color="#000000" loext:opacity="100%" style:font-name="Adwaita Mono" fo:font-size="12pt" style:font-size-asian="12pt" style:font-size-complex="12pt"/>
    </style:style>
    <style:style style:name="P8" style:family="paragraph">
      <style:text-properties style:font-name="Adwaita Mono"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style:font-name="Adwaita Mono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style:font-name="Adwaita Mono" fo:font-size="12pt" style:font-size-asian="12pt" style:font-size-complex="12pt"/>
    </style:style>
    <style:style style:name="P11" style:family="paragraph">
      <loext:graphic-properties draw:fill="none" draw:fill-color="#cccccc"/>
      <style:paragraph-properties fo:text-align="center"/>
    </style:style>
    <style:style style:name="P12" style:family="paragraph">
      <loext:graphic-properties draw:fill="none" draw:fill-color="#ffffff"/>
      <style:text-properties style:font-name="Adwaita Mono" fo:font-size="8pt" style:font-size-asian="8pt" style:font-size-complex="8pt"/>
    </style:style>
    <style:style style:name="P13" style:family="paragraph">
      <style:text-properties fo:color="#000000" loext:opacity="100%"/>
    </style:style>
    <style:style style:name="P14" style:family="paragraph">
      <loext:graphic-properties draw:fill="none" draw:fill-color="#ffffff"/>
      <style:text-properties fo:color="#000000" loext:opacity="100%" style:font-name="Adwaita Mono" fo:font-size="8pt" style:font-size-asian="8pt" style:font-size-complex="8pt"/>
    </style:style>
    <style:style style:name="T1" style:family="text">
      <style:text-properties style:font-name="Adwaita Mono" fo:font-size="12pt" style:font-size-asian="12pt" style:font-size-complex="12pt"/>
    </style:style>
    <style:style style:name="T2" style:family="text">
      <style:text-properties fo:color="#000000" loext:opacity="100%" style:font-name="Adwaita Mono" fo:font-size="12pt" style:font-size-asian="12pt" style:font-size-complex="12pt"/>
    </style:style>
    <style:style style:name="T3" style:family="text">
      <style:text-properties style:font-name="Adwaita Mono" fo:font-size="8pt" style:font-size-asian="8pt" style:font-size-complex="8pt"/>
    </style:style>
    <style:style style:name="T4" style:family="text">
      <style:text-properties fo:color="#000000" loext:opacity="100%" style:font-name="Adwaita Mono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175cm" svg:height="2.54cm" svg:x="1.317cm" svg:y="1cm">
          <draw:glue-point draw:id="4" svg:x="5.086cm" svg:y="-0.897cm"/>
          <draw:glue-point draw:id="5" svg:x="5.055cm" svg:y="-2.854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2.54cm" svg:x="1.316cm" svg:y="6.714cm">
          <draw:glue-point draw:id="4" svg:x="0.681cm" svg:y="-5.019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492cm" svg:height="1.588cm" svg:x="16.558cm" svg:y="5.445cm">
          <draw:glue-point draw:id="4" svg:x="-5.014cm" svg:y="-2.034cm"/>
          <draw:glue-point draw:id="5" svg:x="-4.954cm" svg:y="2.159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3.493cm" svg:height="5.715cm" svg:x="8.937cm" svg:y="8.62cm">
          <draw:glue-point draw:id="4" svg:x="-3.647cm" svg:y="-4.99cm"/>
          <draw:glue-point draw:id="5" svg:x="-2.101cm" svg:y="-4.99cm"/>
          <draw:glue-point draw:id="6" svg:x="-0.738cm" svg:y="-4.99cm"/>
          <draw:glue-point draw:id="7" svg:x="5.018cm" svg:y="-3.86cm"/>
          <draw:glue-point draw:id="8" svg:x="5.018cm" svg:y="-2.916cm"/>
          <draw:glue-point draw:id="9" svg:x="5.018cm" svg:y="-1.898cm"/>
          <draw:glue-point draw:id="10" svg:x="2.35cm" svg:y="5.028cm"/>
          <draw:glue-point draw:id="11" svg:x="3.504cm" svg:y="5.028cm"/>
          <draw:glue-point draw:id="12" svg:x="-1.586cm" svg:y="5.011cm"/>
          <draw:glue-point draw:id="13" svg:x="-2.951cm" svg:y="5.011cm"/>
          <text:p text:style-name="P2"><text:span text:style-name="T1">12 LED Lighting System K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6" draw:id="id6" draw:layer="layout" svg:width="10.478cm" svg:height="6.35cm" svg:x="7.032cm" svg:y="16.875cm">
          <draw:glue-point draw:id="4" svg:x="-4.115cm" svg:y="-4.974cm"/>
          <draw:glue-point draw:id="5" svg:x="-3.691cm" svg:y="-4.974cm"/>
          <draw:glue-point draw:id="6" svg:x="-3.156cm" svg:y="-5.007cm"/>
          <draw:glue-point draw:id="7" svg:x="-2.68cm" svg:y="-4.974cm"/>
          <draw:glue-point draw:id="8" svg:x="3.117cm" svg:y="-4.94cm"/>
          <draw:glue-point draw:id="9" svg:x="5.005cm" svg:y="-2.774cm"/>
          <draw:glue-point draw:id="10" svg:x="5.015cm" svg:y="-2.04cm"/>
          <draw:glue-point draw:id="11" svg:x="-4.984cm" svg:y="3.392cm"/>
          <draw:glue-point draw:id="12" svg:x="-4.994cm" svg:y="2.258cm"/>
          <text:p text:style-name="P4"><text:span text:style-name="T1">Raspberry Pi 4b (4GB Ram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2.54cm" svg:height="15.557cm" svg:x="1.317cm" svg:y="11.16cm">
          <text:p text:style-name="P4"><text:span text:style-name="T1">General Battery Pack w USB-A Ou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4.763cm" svg:height="1.587cm" svg:x="5.444cm" svg:y="3.858cm">
          <draw:glue-point draw:id="4" svg:x="-4.984cm" svg:y="2.035cm"/>
          <draw:glue-point draw:id="5" svg:x="-3.518cm" svg:y="-5.034cm"/>
          <draw:glue-point draw:id="6" svg:x="-2.628cm" svg:y="-4.902cm"/>
          <draw:glue-point draw:id="7" svg:x="-0.606cm" svg:y="5.034cm"/>
          <draw:glue-point draw:id="8" svg:x="0.969cm" svg:y="4.965cm"/>
          <draw:glue-point draw:id="9" svg:x="2.326cm" svg:y="5.034cm"/>
          <text:p text:style-name="P4"><text:span text:style-name="T1">30A Brushed ESC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534cm" svg:height="1.853cm" svg:x="1.641cm" svg:y="1.317cm">
          <draw:text-box>
            <text:p text:style-name="P5">280 </text:p>
            <text:p text:style-name="P5">Brushed </text:p>
            <text:p text:style-name="P5">motor</text:p>
          </draw:text-box>
        </draw:frame>
        <draw:frame draw:style-name="gr9" draw:text-style-name="P7" draw:layer="layout" svg:width="4.058cm" svg:height="1.853cm" svg:x="1.951cm" svg:y="7.084cm">
          <draw:text-box>
            <text:p><text:span text:style-name="T2">2S 800mah 10c </text:span></text:p>
            <text:p><text:span text:style-name="T2">Li-Ion 14500 </text:span></text:p>
            <text:p text:style-name="P4"><text:span text:style-name="T2">battery</text:span></text:p>
          </draw:text-box>
        </draw:frame>
        <draw:frame draw:style-name="gr8" draw:text-style-name="P7" draw:layer="layout" svg:width="1.772cm" svg:height="0.785cm" svg:x="17.325cm" svg:y="5.93cm">
          <draw:text-box>
            <text:p><text:span text:style-name="T2">Servo</text:span></text:p>
          </draw:text-box>
        </draw:frame>
        <draw:custom-shape draw:style-name="gr10" draw:text-style-name="P3" xml:id="id10" draw:id="id10" draw:layer="layout" svg:width="11.112cm" svg:height="1.905cm" svg:x="7.35cm" svg:y="24.495cm">
          <text:p text:style-name="P4"><text:span text:style-name="T1">Wifi Range Exten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7" draw:id="id7" draw:layer="layout" svg:width="2.54cm" svg:height="2.54cm" svg:x="14.335cm" svg:y="12.112cm">
          <text:p text:style-name="P4"><text:span text:style-name="T1">8MP RPI Camera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3.175cm" svg:height="6.667cm" svg:x="17.51cm" svg:y="7.985cm">
          <draw:glue-point draw:id="4" svg:x="1.883cm" svg:y="4.994cm"/>
          <text:p text:style-name="P4"><text:span text:style-name="T1">Dual Cooling Fans Heatsink Cooler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0.789cm" svg:height="1.047cm" svg:x="10.531cm" svg:y="0.365cm">
          <draw:text-box>
            <text:p text:style-name="P8">WPL D-14 Electronic Diagram</text:p>
          </draw:text-box>
        </draw:frame>
        <draw:frame draw:style-name="gr8" draw:text-style-name="P10" draw:layer="layout" svg:width="10.408cm" svg:height="3.455cm" svg:x="10.842cm" svg:y="1.355cm">
          <draw:text-box>
            <text:p><text:span text:style-name="T1">1. Disassemble the Truck</text:span></text:p>
            <text:p><text:span text:style-name="T1">2. Remove Cab</text:span></text:p>
            <text:p><text:span text:style-name="T1">3. Remove the WPL-D Receiver</text:span></text:p>
            <text:p><text:span text:style-name="T1">4. Follow the wiring diagram</text:span></text:p>
            <text:p><text:span text:style-name="T1">5. Get creative with wire management</text:span></text:p>
            <text:p><text:span text:style-name="T1">6. Assemble (use hot glue for the LEDs)</text:span></text:p>
          </draw:text-box>
        </draw:frame>
        <draw:connector draw:style-name="gr13" draw:text-style-name="P11" draw:layer="layout" draw:type="lines" draw:line-skew="-0.411cm -0.092cm" svg:x1="3.856cm" svg:y1="6.714cm" svg:x2="5.444cm" svg:y2="4.651cm" draw:start-shape="id1" draw:end-shape="id2" svg:d="M3856 6714v-952l954-1111h634" svg:viewBox="0 0 1589 2064">
          <text:p/>
        </draw:connector>
        <draw:connector draw:style-name="gr14" draw:text-style-name="P1" draw:layer="layout" draw:type="lines" draw:line-skew="-0.363cm" svg:x1="4.201cm" svg:y1="6.714cm" svg:x2="5.452cm" svg:y2="4.973cm" draw:start-shape="id1" draw:start-glue-point="4" draw:end-shape="id2" draw:end-glue-point="4" svg:d="M4201 6714v-904l701-837h550" svg:viewBox="0 0 1252 1742">
          <text:p/>
        </draw:connector>
        <draw:connector draw:style-name="gr15" draw:text-style-name="P1" draw:layer="layout" draw:type="lines" svg:x1="6.15cm" svg:y1="3.858cm" svg:x2="4.492cm" svg:y2="2.043cm" draw:start-shape="id2" draw:start-glue-point="5" draw:end-shape="id3" draw:end-glue-point="4" svg:d="M6150 3858v-542l-1118-1273h-540" svg:viewBox="0 0 1659 1816">
          <text:p/>
        </draw:connector>
        <draw:connector draw:style-name="gr14" draw:text-style-name="P1" draw:layer="layout" draw:type="lines" svg:x1="6.574cm" svg:y1="3.874cm" svg:x2="4.492cm" svg:y2="1.546cm" draw:start-shape="id2" draw:start-glue-point="6" draw:end-shape="id3" draw:end-glue-point="5" svg:d="M6574 3874v-558l-1542-1770h-540" svg:viewBox="0 0 2083 2329">
          <text:p/>
        </draw:connector>
        <draw:connector draw:style-name="gr14" draw:text-style-name="P1" draw:layer="layout" draw:type="lines" svg:x1="9.41cm" svg:y1="8.626cm" svg:x2="7.537cm" svg:y2="5.445cm" draw:start-shape="id4" draw:start-glue-point="4" draw:end-shape="id2" draw:end-glue-point="7" svg:d="M9410 8626v-548l-1873-2093v-540" svg:viewBox="0 0 1874 3182">
          <text:p/>
        </draw:connector>
        <draw:connector draw:style-name="gr16" draw:text-style-name="P1" draw:layer="layout" draw:type="lines" svg:x1="9.95cm" svg:y1="8.626cm" svg:x2="8.286cm" svg:y2="5.438cm" draw:start-shape="id4" draw:start-glue-point="5" draw:end-shape="id2" draw:end-glue-point="8" svg:d="M9950 8626v-548l-1664-2093v-547" svg:viewBox="0 0 1665 3189">
          <text:p/>
        </draw:connector>
        <draw:connector draw:style-name="gr15" draw:text-style-name="P1" draw:layer="layout" draw:type="lines" svg:x1="10.426cm" svg:y1="8.626cm" svg:x2="8.932cm" svg:y2="5.445cm" draw:start-shape="id4" draw:start-glue-point="6" draw:end-shape="id2" draw:end-glue-point="9" svg:d="M10426 8626v-548l-1494-2093v-540" svg:viewBox="0 0 1495 3182">
          <text:p/>
        </draw:connector>
        <draw:connector draw:style-name="gr15" draw:text-style-name="P1" draw:layer="layout" draw:type="lines" svg:x1="16.558cm" svg:y1="5.917cm" svg:x2="12.43cm" svg:y2="9.272cm" draw:start-shape="id5" draw:start-glue-point="4" draw:end-shape="id4" draw:end-glue-point="7" svg:d="M16558 5917h-541l-3047 3355h-540" svg:viewBox="0 0 4129 3356">
          <text:p/>
        </draw:connector>
        <draw:connector draw:style-name="gr17" draw:text-style-name="P1" draw:layer="layout" draw:type="lines" svg:x1="16.558cm" svg:y1="6.239cm" svg:x2="12.43cm" svg:y2="9.811cm" draw:start-shape="id5" draw:start-glue-point="3" draw:end-shape="id4" draw:end-glue-point="8" svg:d="M16558 6239h-541l-3047 3572h-540" svg:viewBox="0 0 4129 3573">
          <text:p/>
        </draw:connector>
        <draw:connector draw:style-name="gr18" draw:text-style-name="P1" draw:layer="layout" draw:type="lines" svg:x1="16.575cm" svg:y1="6.581cm" svg:x2="12.43cm" svg:y2="10.393cm" draw:start-shape="id5" draw:start-glue-point="5" draw:end-shape="id4" draw:end-glue-point="9" svg:d="M16575 6581h-558l-3047 3812h-540" svg:viewBox="0 0 4146 3813">
          <text:p/>
        </draw:connector>
        <draw:connector draw:style-name="gr14" draw:text-style-name="P1" draw:layer="layout" draw:type="lines" svg:x1="7.96cm" svg:y1="16.892cm" svg:x2="9.653cm" svg:y2="14.335cm" draw:start-shape="id6" draw:start-glue-point="4" draw:end-shape="id4" draw:end-glue-point="13" svg:d="M7960 16892v-558l1693-1459v-540" svg:viewBox="0 0 1694 2558">
          <text:p/>
        </draw:connector>
        <draw:connector draw:style-name="gr16" draw:text-style-name="P1" draw:layer="layout" draw:type="lines" draw:line-skew="0.198cm 0.154cm" svg:x1="8.404cm" svg:y1="16.892cm" svg:x2="10.13cm" svg:y2="14.335cm" draw:start-shape="id6" draw:start-glue-point="5" draw:end-shape="id4" draw:end-glue-point="12" svg:d="M8404 16892v-360l1726-1503v-694" svg:viewBox="0 0 1727 2558">
          <text:p/>
        </draw:connector>
        <draw:connector draw:style-name="gr18" draw:text-style-name="P1" draw:layer="layout" draw:type="lines" svg:x1="8.965cm" svg:y1="16.875cm" svg:x2="11.503cm" svg:y2="14.335cm" draw:start-shape="id6" draw:start-glue-point="6" draw:end-shape="id4" draw:end-glue-point="10" svg:d="M8965 16875v-541l2538-1459v-540" svg:viewBox="0 0 2539 2541">
          <text:p/>
        </draw:connector>
        <draw:connector draw:style-name="gr17" draw:text-style-name="P1" draw:layer="layout" draw:type="lines" draw:line-skew="0.134cm 0.281cm" svg:x1="9.463cm" svg:y1="16.892cm" svg:x2="11.906cm" svg:y2="14.335cm" draw:start-shape="id6" draw:start-glue-point="7" draw:end-shape="id4" draw:end-glue-point="11" svg:d="M9463 16892v-424l2443-1312v-821" svg:viewBox="0 0 2444 2558">
          <text:p/>
        </draw:connector>
        <draw:connector draw:style-name="gr19" draw:text-style-name="P1" draw:layer="layout" draw:type="lines" svg:x1="15.536cm" svg:y1="16.914cm" svg:x2="15.605cm" svg:y2="14.652cm" draw:start-shape="id6" draw:start-glue-point="8" draw:end-shape="id7" draw:end-glue-point="2" svg:d="M15536 16914v-580l69-1141v-541" svg:viewBox="0 0 70 2263">
          <text:p/>
        </draw:connector>
        <draw:connector draw:style-name="gr15" draw:text-style-name="P1" draw:layer="layout" draw:type="lines" svg:x1="17.51cm" svg:y1="18.289cm" svg:x2="19.097cm" svg:y2="14.652cm" draw:start-shape="id6" draw:start-glue-point="9" draw:end-shape="id8" draw:end-glue-point="2" svg:d="M17510 18289h541l1046-3097v-540" svg:viewBox="0 0 1588 3638">
          <text:p/>
        </draw:connector>
        <draw:connector draw:style-name="gr14" draw:text-style-name="P1" draw:layer="layout" draw:type="lines" draw:line-skew="0.554cm" svg:x1="17.51cm" svg:y1="18.755cm" svg:x2="19.694cm" svg:y2="14.647cm" draw:start-shape="id6" draw:start-glue-point="10" draw:end-shape="id8" draw:end-glue-point="4" svg:d="M17510 18755h1095l1089-3563v-545" svg:viewBox="0 0 2185 4109">
          <text:p/>
        </draw:connector>
        <draw:connector draw:style-name="gr20" draw:text-style-name="P1" draw:layer="layout" draw:type="lines" svg:x1="7.039cm" svg:y1="21.483cm" svg:x2="3.857cm" svg:y2="18.938cm" draw:start-shape="id6" draw:start-glue-point="12" draw:end-shape="id9" draw:end-glue-point="1" svg:d="M7039 21483h-548l-2093-2545h-541" svg:viewBox="0 0 3183 2546">
          <text:p/>
        </draw:connector>
        <draw:connector draw:style-name="gr20" draw:text-style-name="P1" draw:layer="layout" draw:type="lines" draw:line-skew="-1.211cm -0.84cm" svg:x1="7.35cm" svg:y1="25.447cm" svg:x2="7.049cm" svg:y2="22.203cm" draw:start-shape="id10" draw:start-glue-point="3" draw:end-shape="id6" draw:end-glue-point="11" svg:d="M7350 25447h-1752l53-3244h1398" svg:viewBox="0 0 1753 3245">
          <text:p/>
        </draw:connector>
        <draw:frame draw:style-name="gr8" draw:text-style-name="P12" draw:layer="layout" svg:width="1.013cm" svg:height="0.607cm" svg:x="6.245cm" svg:y="20.976cm">
          <draw:text-box>
            <text:p><text:span text:style-name="T3">USB</text:span></text:p>
          </draw:text-box>
        </draw:frame>
        <draw:frame draw:style-name="gr8" draw:text-style-name="P12" draw:layer="layout" svg:width="1.013cm" svg:height="0.607cm" svg:x="6.172cm" svg:y="21.751cm">
          <draw:text-box>
            <text:p><text:span text:style-name="T3">USB</text:span></text:p>
          </draw:text-box>
        </draw:frame>
        <draw:frame draw:style-name="gr8" draw:text-style-name="P12" draw:layer="layout" svg:width="2.034cm" svg:height="0.607cm" draw:transform="rotate (0.488517657633213) translate (9.811cm 15.755cm)">
          <draw:text-box>
            <text:p><text:span text:style-name="T3">Servo PWM</text:span></text:p>
          </draw:text-box>
        </draw:frame>
        <draw:frame draw:style-name="gr8" draw:text-style-name="P12" draw:layer="layout" svg:width="2.034cm" svg:height="0.607cm" draw:transform="rotate (0.522900643897501) translate (9.693cm 15.388cm)">
          <draw:text-box>
            <text:p><text:span text:style-name="T3">Servo GND</text:span></text:p>
          </draw:text-box>
        </draw:frame>
        <draw:frame draw:style-name="gr8" draw:text-style-name="P12" draw:layer="layout" svg:width="1.693cm" svg:height="0.607cm" draw:transform="rotate (0.710698071412091) translate (8.381cm 15.886cm)">
          <draw:text-box>
            <text:p><text:span text:style-name="T3">ESC PWM</text:span></text:p>
          </draw:text-box>
        </draw:frame>
        <draw:frame draw:style-name="gr8" draw:text-style-name="P12" draw:layer="layout" svg:width="1.693cm" svg:height="0.607cm" draw:transform="rotate (0.671951762017817) translate (8.167cm 15.462cm)">
          <draw:text-box>
            <text:p><text:span text:style-name="T3">ESC GND</text:span></text:p>
          </draw:text-box>
        </draw:frame>
        <draw:frame draw:style-name="gr8" draw:text-style-name="P14" draw:layer="layout" svg:width="2.034cm" svg:height="0.607cm" draw:transform="rotate (-1.57289072189729) translate (8.743cm 16.74cm)">
          <draw:text-box>
            <text:p text:style-name="P13"><text:span text:style-name="T4">(Pin 35) </text:span></text:p>
          </draw:text-box>
        </draw:frame>
        <draw:frame draw:style-name="gr8" draw:text-style-name="P14" draw:layer="layout" svg:width="2.034cm" svg:height="0.607cm" draw:transform="rotate (-1.57289072189729) translate (9.77cm 16.687cm)">
          <draw:text-box>
            <text:p text:style-name="P13"><text:span text:style-name="T4">(Pin 37)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1T05:42:40.923883090</meta:creation-date>
    <dc:date>2025-04-11T07:03:52.457897439</dc:date>
    <meta:editing-duration>PT3M51S</meta:editing-duration>
    <meta:editing-cycles>1</meta:editing-cycles>
    <meta:document-statistic meta:object-count="42"/>
    <meta:generator>LibreOffice/25.2.2.2$Linux_X86_64 LibreOffice_project/520$Build-2</meta:generator>
  </office:meta>
</office:document-meta>
</file>